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Arial" fo:font-size="14pt" style:font-size-asian="14pt" style:font-size-complex="14pt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Arial"/>
    </style:style>
    <style:style style:name="P4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510d" officeooo:paragraph-rsid="0011510d" style:text-blinking="false" fo:background-color="#ffffff"/>
    </style:style>
    <style:style style:name="P5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510d" officeooo:paragraph-rsid="0013eb5a" style:text-blinking="false" fo:background-color="#ffffff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76e09" officeooo:paragraph-rsid="00176e09" style:text-blinking="false" fo:background-color="#ffffff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510d" officeooo:paragraph-rsid="0015c100" style:text-blinking="false" fo:background-color="#ffffff" style:font-weight-asian="bold" style:font-name-complex="Calibri1" style:font-weight-complex="bold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38%" fo:text-align="start" style:justify-single-word="false" fo:background-color="transparent" style:writing-mode="lr-tb"/>
      <style:text-properties officeooo:paragraph-rsid="0015c100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1510d" officeooo:paragraph-rsid="0011b813" style:text-blinking="false" fo:background-color="#ffffff" style:font-weight-asian="normal" style:font-weight-complex="normal"/>
    </style:style>
    <style:style style:name="P10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1510d" officeooo:paragraph-rsid="0011510d" style:text-blinking="false" fo:background-color="#ffffff" style:font-weight-asian="normal" style:font-weight-complex="normal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1b813" officeooo:paragraph-rsid="0011b813" style:text-blinking="false" fo:background-color="#ffffff" style:font-weight-asian="normal" style:font-weight-complex="normal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paragraph-rsid="0011510d" style:text-blinking="false" fo:background-color="#ffffff" style:font-weight-asian="normal" style:font-weight-complex="normal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76e09" officeooo:paragraph-rsid="00176e09" style:text-blinking="false" fo:background-color="#ffffff" style:font-weight-asian="normal" style:font-weight-complex="normal"/>
    </style:style>
    <style:style style:name="P1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76e09" officeooo:paragraph-rsid="00176e09" style:text-blinking="false" fo:background-color="#ffffff" style:font-weight-asian="normal" style:font-weight-complex="normal"/>
    </style:style>
    <style:style style:name="P1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8df2f" officeooo:paragraph-rsid="0018df2f" style:text-blinking="false" fo:background-color="#ffffff" style:font-weight-asian="normal" style:font-weight-complex="normal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567ba" officeooo:paragraph-rsid="001567ba" style:text-blinking="false" fo:background-color="#ffffff" style:font-weight-asian="normal" style:font-weight-complex="normal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color="#000000" loext:opacity="100%" fo:font-weight="normal" officeooo:paragraph-rsid="0013e327" style:font-weight-asian="normal" style:font-weight-complex="normal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color="#000000" loext:opacity="100%" fo:font-weight="normal" officeooo:paragraph-rsid="0011b813" style:font-weight-asian="normal" style:font-weight-complex="normal"/>
    </style:style>
    <style:style style:name="P1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color="#000000" loext:opacity="100%" fo:font-weight="normal" officeooo:paragraph-rsid="0011b813" style:font-weight-asian="normal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1510d" officeooo:paragraph-rsid="0011510d" style:text-blinking="false" fo:background-color="#ffffff" style:font-weight-asian="normal" style:font-name-complex="Calibri1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fo:color="#000000" loext:opacity="100%" fo:font-weight="normal" officeooo:rsid="0011510d" officeooo:paragraph-rsid="0011510d" style:font-weight-asian="normal" style:font-weight-complex="normal"/>
    </style:style>
    <style:style style:name="T1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 loext:char-shading-value="0" style:font-weight-asian="bold" style:font-name-complex="Calibri1" style:font-weight-complex="bold"/>
    </style:style>
    <style:style style:name="T3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510d" style:text-blinking="false" fo:background-color="#ffffff" loext:char-shading-value="0" style:font-weight-asian="bold" style:font-name-complex="Calibri1" style:font-weight-complex="bold"/>
    </style:style>
    <style:style style:name="T4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3eb5a" style:text-blinking="false" fo:background-color="#ffffff" loext:char-shading-value="0" style:font-weight-asian="bold" style:font-name-complex="Calibri1" style:font-weight-complex="bold"/>
    </style:style>
    <style:style style:name="T5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5c100" style:text-blinking="false" fo:background-color="#ffffff" loext:char-shading-value="0" style:font-weight-asian="bold" style:font-name-complex="Calibri1" style:font-weight-complex="bold"/>
    </style:style>
    <style:style style:name="T6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510d" style:text-blinking="false" fo:background-color="#ffffff" loext:char-shading-value="0"/>
    </style:style>
    <style:style style:name="T7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1b813" style:text-blinking="false" fo:background-color="#ffffff" loext:char-shading-value="0"/>
    </style:style>
    <style:style style:name="T8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13e327" style:text-blinking="false" fo:background-color="#ffffff" loext:char-shading-value="0"/>
    </style:style>
    <style:style style:name="T9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style:text-blinking="false" fo:background-color="#ffffff" loext:char-shading-value="0" style:font-name-complex="Calibri1"/>
    </style:style>
    <style:style style:name="T11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officeooo:rsid="0011510d" style:text-blinking="false" fo:background-color="#ffffff" loext:char-shading-value="0" style:font-name-complex="Calibri1"/>
    </style:style>
    <style:style style:name="T12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officeooo:rsid="0011510d" style:text-blinking="false" fo:background-color="#ffffff" loext:char-shading-value="0"/>
    </style:style>
    <style:style style:name="T13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officeooo:rsid="0011b813" style:text-blinking="false" fo:background-color="#ffffff" loext:char-shading-value="0"/>
    </style:style>
    <style:style style:name="T14" style:family="text"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officeooo:rsid="0013e327" style:text-blinking="false" fo:background-color="#ffffff" loext:char-shading-value="0"/>
    </style:style>
    <style:style style:name="T15" style:family="text">
      <style:text-properties fo:font-variant="normal" fo:text-transform="none" fo:color="#c9211e" loext:opacity="100%" style:text-line-through-style="none" style:text-line-through-type="none" style:font-name="Arial1" fo:font-size="12pt" fo:font-style="normal" style:text-underline-style="none" fo:font-weight="normal" officeooo:rsid="0011510d" style:text-blinking="false" fo:background-color="#ffffff" loext:char-shading-value="0"/>
    </style:style>
    <style:style style:name="T16" style:family="text">
      <style:text-properties fo:font-variant="normal" fo:text-transform="none" fo:color="#c9211e" loext:opacity="100%" style:text-line-through-style="none" style:text-line-through-type="none" style:font-name="Arial1" fo:font-size="12pt" fo:font-style="normal" style:text-underline-style="none" fo:font-weight="normal" officeooo:rsid="0011b813" style:text-blinking="false" fo:background-color="#ffffff" loext:char-shading-value="0"/>
    </style:style>
    <style:style style:name="T17" style:family="text">
      <style:text-properties fo:font-variant="normal" fo:text-transform="none" fo:color="#c9211e" loext:opacity="100%" style:text-line-through-style="none" style:text-line-through-type="none" style:font-name="Arial1" fo:font-size="12pt" fo:font-style="normal" style:text-underline-style="none" officeooo:rsid="0011510d" style:text-blinking="false" fo:background-color="#ffffff" loext:char-shading-value="0"/>
    </style:style>
    <style:style style:name="T18" style:family="text">
      <style:text-properties fo:font-variant="normal" fo:text-transform="none" fo:color="#c9211e" loext:opacity="100%" style:text-line-through-style="none" style:text-line-through-type="none" style:font-name="Arial1" fo:font-size="12pt" fo:font-style="normal" style:text-underline-style="none" officeooo:rsid="0011b813" style:text-blinking="false" fo:background-color="#ffffff" loext:char-shading-value="0"/>
    </style:style>
    <style:style style:name="T19" style:family="text">
      <style:text-properties fo:font-variant="normal" fo:text-transform="none" style:text-line-through-style="none" style:text-line-through-type="none" style:font-name="Arial1" fo:font-size="12pt" fo:font-style="normal" style:text-underline-style="none" style:text-blinking="false" fo:background-color="#ffffff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1" fo:font-size="12pt" fo:font-style="normal" style:text-underline-style="none" style:text-blinking="false" fo:background-color="#ffffff" loext:char-shading-value="0" style:font-name-complex="Calibri1"/>
    </style:style>
    <style:style style:name="T21" style:family="text">
      <style:text-properties fo:font-variant="normal" fo:text-transform="none" style:text-line-through-style="none" style:text-line-through-type="none" style:font-name="Arial1" fo:font-size="12pt" fo:font-style="normal" style:text-underline-style="none" officeooo:rsid="0011510d" style:text-blinking="false" fo:background-color="#ffffff" loext:char-shading-value="0" style:font-name-complex="Calibri1"/>
    </style:style>
    <style:style style:name="T22" style:family="text">
      <style:text-properties fo:font-variant="normal" fo:text-transform="none" style:text-line-through-style="none" style:text-line-through-type="none" style:font-name="Arial1" fo:font-size="12pt" fo:font-style="normal" style:text-underline-style="none" officeooo:rsid="0011510d" style:text-blinking="false" fo:background-color="#ffffff" loext:char-shading-value="0"/>
    </style:style>
    <style:style style:name="T23" style:family="text">
      <style:text-properties fo:font-variant="normal" fo:text-transform="none" style:text-line-through-style="none" style:text-line-through-type="none" style:font-name="Arial1" fo:font-size="12pt" fo:font-style="normal" style:text-underline-style="none" officeooo:rsid="0011b813" style:text-blinking="false" fo:background-color="#ffffff" loext:char-shading-value="0"/>
    </style:style>
    <style:style style:name="T24" style:family="text">
      <style:text-properties fo:font-variant="normal" fo:text-transform="none" style:text-line-through-style="none" style:text-line-through-type="none" style:font-name="Arial1" fo:font-size="12pt" fo:font-style="normal" style:text-underline-style="none" officeooo:rsid="0013e327" style:text-blinking="false" fo:background-color="#ffffff" loext:char-shading-value="0"/>
    </style:style>
    <style:style style:name="T25" style:family="text">
      <style:text-properties style:text-underline-style="solid" style:text-underline-width="auto" style:text-underline-color="font-color" style:font-name-complex="Calibri1"/>
    </style:style>
    <style:style style:name="T26" style:family="text">
      <style:text-properties style:text-underline-style="solid" style:text-underline-width="auto" style:text-underline-color="font-color" officeooo:rsid="0011080c" style:font-name-complex="Calibri1"/>
    </style:style>
    <style:style style:name="T27" style:family="text">
      <style:text-properties officeooo:rsid="0013eb5a"/>
    </style:style>
    <style:style style:name="T28" style:family="text">
      <style:text-properties officeooo:rsid="001567ba"/>
    </style:style>
    <style:style style:name="T29" style:family="text">
      <style:text-properties officeooo:rsid="0015c100"/>
    </style:style>
    <style:style style:name="T30" style:family="text">
      <style:text-properties fo:color="#c9211e" loext:opacity="10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tivation zu Open Source Software</text:p>
      <text:p text:style-name="P3"/>
      <text:p text:style-name="P3"><text:span text:style-name="T26">Praktischer</text:span><text:span text:style-name="T25"> Teil</text:span></text:p>
      <text:p text:style-name="P1"/>
      <text:p text:style-name="P20">Motivation OSS zu entwickeln und zu nutzen, konkret am Beispiel von Linux Distributionen</text:p>
      <text:p text:style-name="P21"><text:span text:style-name="T21">N</text:span><text:span text:style-name="T20">utzen:</text:span></text:p>
      <text:list xml:id="list908076132" text:style-name="L1">
        <text:list-item>
          <text:p text:style-name="P17"><text:span text:style-name="T19">Weshalb nutzen Individuen Linux? </text:span><text:span text:style-name="T22">[1.1]</text:span></text:p>
          <text:list>
            <text:list-item>
              <text:p text:style-name="P18"><text:span text:style-name="T22">Sicher</text:span><text:span text:style-name="T23">heit</text:span><text:span text:style-name="T22"> </text:span></text:p>
            </text:list-item>
            <text:list-item>
              <text:p text:style-name="P9">Läuft auf alter Hardware stabil </text:p>
            </text:list-item>
            <text:list-item>
              <text:p text:style-name="P9">Automatisierte Software Updates </text:p>
            </text:list-item>
            <text:list-item>
              <text:p text:style-name="P9">Personalisierbar</text:p>
            </text:list-item>
            <text:list-item>
              <text:p text:style-name="P9">Varietät von Distributionen</text:p>
            </text:list-item>
            <text:list-item>
              <text:p text:style-name="P9">Besserer Community Support</text:p>
            </text:list-item>
            <text:list-item>
              <text:p text:style-name="P18"><text:span text:style-name="T23">V</text:span><text:span text:style-name="T22">erlässlich</text:span></text:p>
            </text:list-item>
            <text:list-item>
              <text:p text:style-name="P9">Bessere Privatsphäre </text:p>
            </text:list-item>
          </text:list>
        </text:list-item>
        <text:list-item>
          <text:p text:style-name="P17"><text:span text:style-name="T19">Weshalb nutzen es Unternehmen? </text:span><text:span text:style-name="T22">[</text:span><text:span text:style-name="T24">2</text:span><text:span text:style-name="T22">.1]</text:span></text:p>
        </text:list-item>
      </text:list>
      <text:list xml:id="list3928227309" text:style-name="L2">
        <text:list-item>
          <text:p text:style-name="P11">Offene Standards (Kompatibel mit nahezu allem) </text:p>
        </text:list-item>
        <text:list-item>
          <text:p text:style-name="P19"><text:span text:style-name="T22">Stabilität </text:span><text:span text:style-name="T23">(wenige Fehler)</text:span><text:span text:style-name="T22"> </text:span></text:p>
        </text:list-item>
        <text:list-item>
          <text:p text:style-name="P19"><text:span text:style-name="T22">Portabilität/</text:span><text:span text:style-name="T23">Skalierbarkeit (Hardware Unterstützung immer)</text:span><text:span text:style-name="T22"> </text:span></text:p>
        </text:list-item>
        <text:list-item>
          <text:p text:style-name="P19"><text:span text:style-name="T22">Sicherheit </text:span><text:span text:style-name="T23">(Exploits werden schneller gepatched)</text:span><text:span text:style-name="T22"> </text:span></text:p>
        </text:list-item>
        <text:list-item>
          <text:p text:style-name="P11">Support (Firmen die Linux an Unternehmen distributen «Enterprise Linux», konzentrieren sich neben Entwicklung auf First-Class Support)</text:p>
        </text:list-item>
      </text:list>
      <text:p text:style-name="P10">Entwicklung:</text:p>
      <text:list xml:id="list134326848265507" text:continue-list="list908076132" text:style-name="L1">
        <text:list-item>
          <text:p text:style-name="P12">Weshalb entwickeln Individuen an Linux Distros <text:span text:style-name="T28">und Kernel</text:span>? </text:p>
        </text:list-item>
      </text:list>
      <text:list xml:id="list2392938244" text:style-name="L3">
        <text:list-item>
          <text:p text:style-name="P13">Erstellen/Verbessern eines benötigten Features</text:p>
        </text:list-item>
        <text:list-item>
          <text:p text:style-name="P13">Besseres Verständnis der Software</text:p>
        </text:list-item>
        <text:list-item>
          <text:p text:style-name="P13">Mehr Programmier-Erfahrung</text:p>
        </text:list-item>
        <text:list-item>
          <text:p text:style-name="P13">Reputation und Karriere fördern</text:p>
        </text:list-item>
        <text:list-item>
          <text:p text:style-name="P15">Teil der Community sein</text:p>
        </text:list-item>
        <text:list-item>
          <text:p text:style-name="P13">Spass daran etwas für die Allgemeinheit zu entwickeln</text:p>
        </text:list-item>
      </text:list>
      <text:list xml:id="list134327632404634" text:continue-list="list134326848265507" text:style-name="L1">
        <text:list-item>
          <text:p text:style-name="P12">Weshalb tun das auch Unternehmen?</text:p>
          <text:list>
            <text:list-item>
              <text:p text:style-name="P16">Finanzielle Abhängigkeit</text:p>
            </text:list-item>
            <text:list-item>
              <text:p text:style-name="P14">Erstellen/Verbessern eines benötigten Features</text:p>
            </text:list-item>
            <text:list-item>
              <text:p text:style-name="P16">Gute Entwickler finden (Recruiting)</text:p>
            </text:list-item>
            <text:list-item>
              <text:p text:style-name="P16">Weniger Wartungskosten (Projekt läuft konstant weiter)</text:p>
            </text:list-item>
            <text:list-item>
              <text:p text:style-name="P16">Richtungsentscheide beeinflussen (<text:span text:style-name="T29">Firmen-Distros wie openSUSE)</text:span></text:p>
            </text:list-item>
          </text:list>
        </text:list-item>
      </text:list>
      <text:p text:style-name="P10"/>
      <text:p text:style-name="P10"/>
      <text:p text:style-name="P4"><text:soft-page-break/>Quellen:</text:p>
      <text:p text:style-name="P4">[1.1]: <text:a xlink:type="simple" xlink:href="https://itsfoss.com/linux-better-than-windows/" text:style-name="Internet_20_link" text:visited-style-name="Visited_20_Internet_20_Link">https://itsfoss.com/linux-better-than-windows/</text:a><text:tab/></text:p>
      <text:p text:style-name="P4">[2.1]: <text:a xlink:type="simple" xlink:href="https://www.linuxjournal.com/content/why-largest-companies-world-count-linux-servers" text:style-name="Internet_20_link" text:visited-style-name="Visited_20_Internet_20_Link">https://www.linuxjournal.com/content/why-largest-companies-world-count-linux-servers</text:a> </text:p>
      <text:p text:style-name="P4">[3.<text:span text:style-name="T27">1</text:span>]: <text:a xlink:type="simple" xlink:href="https://medium.com/digitalfrontiers/5-reasons-why-you-should-contribute-to-open-source-projects-2f65443b4077" text:style-name="Internet_20_link" text:visited-style-name="Visited_20_Internet_20_Link">https://medium.com/digitalfrontiers/5-reasons-why-you-should-contribute-to-open-source-projects-2f65443b4077</text:a></text:p>
      <text:p text:style-name="P6">[3.2]: <text:a xlink:type="simple" xlink:href="https://www.datamation.com/open-source/slideshows/9-reasons-to-contribute-to-an-open-source-project.html" text:style-name="Internet_20_link" text:visited-style-name="Visited_20_Internet_20_Link">https://www.datamation.com/open-source/slideshows/9-reasons-to-contribute-to-an-open-source-project.html</text:a> </text:p>
      <text:p text:style-name="P5">[<text:span text:style-name="T27">4</text:span>.<text:span text:style-name="T27">1</text:span>]: <text:a xlink:type="simple" xlink:href="https://www.linuxfoundation.org/resources/open-source-guides/participating-open-source-communities/" text:style-name="Internet_20_link" text:visited-style-name="Visited_20_Internet_20_Link">https://www.linuxfoundation.org/resources/open-source-guides/participating-open-source-communities/</text:a> </text:p>
      <text:p text:style-name="P8"><text:span text:style-name="T3">[</text:span><text:span text:style-name="T4">4</text:span><text:span text:style-name="T3">.</text:span><text:span text:style-name="T5">2</text:span><text:span text:style-name="T3">]: </text:span><text:a xlink:type="simple" xlink:href="https://www.redhat.com/de/about/open-source" text:style-name="Internet_20_link" text:visited-style-name="Visited_20_Internet_20_Link">https://www.redhat.com/de/about/open-source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10T13:43:26.247000000</dc:date>
    <meta:editing-duration>PT28M45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0" meta:word-count="186" meta:character-count="1814" meta:non-whitespace-character-count="1683"/>
  </office:meta>
</office:document-meta>
</file>